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Code Pro" svg:font-family="'Source Code Pr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3.6875in"/>
    </style:style>
    <style:style style:name="Table1.B" style:family="table-column">
      <style:table-column-properties style:column-width="3.2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text-align="start" style:justify-single-word="false"/>
    </style:style>
    <style:style style:name="P9" style:family="paragraph" style:parent-style-name="Standard">
      <style:text-properties fo:font-size="10pt" fo:font-style="italic" fo:font-weight="bold" officeooo:paragraph-rsid="0025f56e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fo:font-size="10pt" fo:font-style="italic" officeooo:paragraph-rsid="0025f56e" style:font-size-asian="10pt" style:font-style-asian="italic" style:font-size-complex="10pt" style:font-style-complex="italic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2">
      <style:text-properties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Heading_20_2">
      <style:text-properties fo:font-style="normal" style:font-style-asian="normal" style:font-style-complex="normal"/>
    </style:style>
    <style:style style:name="P14" style:family="paragraph" style:parent-style-name="Heading_20_2">
      <style:paragraph-properties fo:break-before="page"/>
      <style:text-properties fo:font-weight="bold" officeooo:paragraph-rsid="0021108d" style:font-weight-asian="bold" style:font-weight-complex="bold"/>
    </style:style>
    <style:style style:name="P15" style:family="paragraph" style:parent-style-name="Text_20_body" style:list-style-name="L1">
      <style:text-properties fo:font-style="normal" style:font-style-asian="normal" style:font-style-complex="normal"/>
    </style:style>
    <style:style style:name="P16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 style:list-style-name="L2">
      <style:text-properties fo:font-weight="bold" style:font-weight-asian="bold" style:font-weight-complex="bold"/>
    </style:style>
    <style:style style:name="P19" style:family="paragraph" style:parent-style-name="Text_20_body">
      <style:text-properties fo:font-weight="bold" officeooo:paragraph-rsid="0025f56e" style:font-weight-asian="bold" style:font-weight-complex="bold"/>
    </style:style>
    <style:style style:name="P20" style:family="paragraph" style:parent-style-name="Text_20_body" style:list-style-name="L3">
      <style:text-properties officeooo:rsid="0021108d" officeooo:paragraph-rsid="0021108d"/>
    </style:style>
    <style:style style:name="P21" style:family="paragraph" style:parent-style-name="Text_20_body" style:list-style-name="L5">
      <style:text-properties officeooo:rsid="0021108d" officeooo:paragraph-rsid="0021108d"/>
    </style:style>
    <style:style style:name="P22" style:family="paragraph" style:parent-style-name="Text_20_body" style:list-style-name="L6">
      <style:text-properties officeooo:rsid="0021108d" officeooo:paragraph-rsid="0021108d"/>
    </style:style>
    <style:style style:name="P23" style:family="paragraph" style:parent-style-name="Text_20_body" style:list-style-name="L4">
      <style:text-properties officeooo:paragraph-rsid="0021108d"/>
    </style:style>
    <style:style style:name="P24" style:family="paragraph" style:parent-style-name="Text_20_body" style:list-style-name="L5">
      <style:text-properties officeooo:paragraph-rsid="0021108d"/>
    </style:style>
    <style:style style:name="P25" style:family="paragraph" style:parent-style-name="Text_20_body" style:list-style-name="L6">
      <style:text-properties style:font-name="Times New Roman" fo:font-size="10pt" officeooo:rsid="0022a600" officeooo:paragraph-rsid="0022a600" fo:background-color="transparent" style:font-size-asian="8.75pt" style:font-size-complex="10pt"/>
    </style:style>
    <style:style style:name="P26" style:family="paragraph" style:parent-style-name="Text_20_body">
      <style:text-properties fo:font-size="10pt" fo:font-style="italic" fo:font-weight="bold" officeooo:paragraph-rsid="0025f56e" style:font-style-asian="italic" style:font-weight-asian="bold" style:font-style-complex="italic" style:font-weight-complex="bold"/>
    </style:style>
    <style:style style:name="P27" style:family="paragraph" style:parent-style-name="Text_20_body">
      <style:text-properties fo:font-size="10pt" officeooo:paragraph-rsid="0025f56e"/>
    </style:style>
    <style:style style:name="P28" style:family="paragraph" style:parent-style-name="Text_20_body">
      <style:text-properties fo:font-style="italic" officeooo:paragraph-rsid="0025f56e" style:font-style-asian="italic" style:font-style-complex="italic"/>
    </style:style>
    <style:style style:name="P2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in" fo:margin-right="0in" fo:margin-top="0in" fo:margin-bottom="0in" fo:line-height="100%" fo:text-align="center" fo:text-indent="0in"/>
    </style:style>
    <style:style style:name="P33" style:family="paragraph">
      <loext:graphic-properties draw:fill="none" draw:fill-color="#cfe7f5"/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left="0in" fo:margin-right="0in" fo:margin-top="0in" fo:margin-bottom="0in" fo:line-height="100%" fo:text-indent="0in"/>
    </style:style>
    <style:style style:name="P35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1108d" style:font-style-asian="normal" style:font-style-complex="normal"/>
    </style:style>
    <style:style style:name="T3" style:family="text">
      <style:text-properties fo:font-style="normal" officeooo:rsid="00279207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1108d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108d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dcaf5" style:font-size-asian="10pt" style:font-weight-asian="normal" style:font-size-complex="10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108d" style:font-weight-asian="bold" style:font-weight-complex="bold"/>
    </style:style>
    <style:style style:name="T14" style:family="text">
      <style:text-properties style:font-name="Source Code Pro" fo:font-size="8pt" fo:background-color="#cccccc" loext:char-shading-value="0" style:font-size-asian="8pt" style:font-size-complex="8pt"/>
    </style:style>
    <style:style style:name="T15" style:family="text">
      <style:text-properties fo:background-color="#ffffff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22a600"/>
    </style:style>
    <style:style style:name="T18" style:family="text">
      <style:text-properties officeooo:rsid="00246b5f"/>
    </style:style>
    <style:style style:name="T19" style:family="text">
      <style:text-properties officeooo:rsid="002550c4"/>
    </style:style>
    <style:style style:name="T20" style:family="text"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5in" fo:text-indent="-0.1in" fo:margin-left="0.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ffffff" draw:marker-start="" draw:marker-start-width="0.139in" draw:marker-start-center="false" draw:marker-end="" draw:marker-end-width="0.139in" draw:marker-end-center="false" draw:fill="solid" draw:fill-color="#000000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02in" fo:min-width="0.263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160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 text:c="27"/>Introduction to Git <text:s text:c="9"/><text:span text:style-name="T10">Paul Grayson, 201</text:span><text:span text:style-name="T11">8-06-13</text:span></text:h>
      <text:h text:style-name="Heading_20_2" text:outline-level="2">Revision control</text:h>
      <text:p text:style-name="Text_20_body">The goal is to track the steps of development and to facilitate collaboration between developers.</text:p>
      <text:p text:style-name="Text_20_body">Some basic concept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text:span text:style-name="T4">Commit<text:tab/></text:span><text:span text:style-name="T5"><text:tab/>one </text:span><text:span text:style-name="T1">version of a set of files, with </text:span><text:span text:style-name="T3">parent </text:span><text:span text:style-name="T1">links</text:span></text:p>
            <text:p text:style-name="P28"><text:span text:style-name="T4">Repository<text:tab/></text:span><text:span text:style-name="T5">a place to store commits</text:span></text:p>
            <text:p text:style-name="P26"><text:span text:style-name="T1">Diff<text:tab/><text:tab/></text:span><text:span text:style-name="T5">the differences between two commits</text:span></text:p>
          </table:table-cell>
          <table:table-cell table:style-name="Table1.B1" office:value-type="string">
            <text:p text:style-name="P9"><text:span text:style-name="T1">Branches</text:span><text:tab/><text:span text:style-name="T5">parallel lines of development</text:span></text:p>
            <text:p text:style-name="P19">Merge<text:tab/><text:span text:style-name="T7"><text:tab/>when parallel lines come back together</text:span></text:p>
            <text:p text:style-name="P27"><text:span text:style-name="T4">Conflicts</text:span><text:span text:style-name="T5"><text:tab/>failures of automatic merging</text:span></text:p>
          </table:table-cell>
        </table:table-row>
      </table:table>
      <text:p text:style-name="Text_20_body"><text:span text:style-name="T5"/></text:p>
      <text:h text:style-name="Heading_20_2" text:outline-level="2">Distributed version control</text:h>
      <text:p text:style-name="Text_20_body">This is what makes Git great. <text:s/>Each developer has a <text:span text:style-name="T1">complete repository on his computer.</text:span></text:p>
      <text:list xml:id="list3235297662" text:style-name="L1">
        <text:list-item>
          <text:p text:style-name="P15">Scalable</text:p>
        </text:list-item>
        <text:list-item>
          <text:p text:style-name="P15">Fast</text:p>
        </text:list-item>
        <text:list-item>
          <text:p text:style-name="P15">Secure</text:p>
        </text:list-item>
        <text:list-item>
          <text:p text:style-name="P15">Allows offline work</text:p>
        </text:list-item>
        <text:list-item>
          <text:p text:style-name="P15">Supports various workflows</text:p>
        </text:list-item>
      </text:list>
      <text:p text:style-name="P1">Note: this model requires branches and lots of merging.</text:p>
      <text:p text:style-name="P5"/>
      <text:p text:style-name="P5">Distributed concepts</text:p>
      <text:p text:style-name="Text_20_body"><text:span text:style-name="T1"><text:tab/></text:span><text:span text:style-name="T4">Fetch</text:span><text:span text:style-name="T5"><text:tab/><text:tab/>update copies of remote branches (from a server)</text:span></text:p>
      <text:p text:style-name="Text_20_body"><text:span text:style-name="T5"><text:tab/></text:span><text:span text:style-name="T4">Push</text:span><text:span text:style-name="T5"><text:tab/><text:tab/>submit branches to a server</text:span></text:p>
      <text:p text:style-name="Text_20_body"><text:span text:style-name="T5"><text:tab/></text:span><text:span text:style-name="T4">Pull</text:span><text:span text:style-name="T5"><text:tab/><text:tab/>a </text:span><text:span text:style-name="T4">fetch</text:span><text:span text:style-name="T5"> followed by a </text:span><text:span text:style-name="T4">merge</text:span></text:p>
      <text:p text:style-name="Text_20_body"><text:span text:style-name="T5"><text:tab/></text:span><text:span text:style-name="T4">Hash<text:tab/><text:tab/></text:span><text:span text:style-name="T5">an autogenerated code uniquely identifying a commit (depends on all files and </text:span><text:span text:style-name="T9">the entire history</text:span><text:span text:style-name="T5">)</text:span></text:p>
      <text:h text:style-name="Heading_20_2" text:outline-level="2">Example commit history</text:h>
      <text:p text:style-name="P7"><draw:g text:anchor-type="as-char" draw:z-index="0" draw:style-name="gr1"><draw:circle draw:style-name="gr2" draw:text-style-name="P29" svg:width="0.1004in" svg:height="0.1004in" svg:x="0in" svg:y="0.0602in"><text:p/></draw:circle><draw:circle draw:style-name="gr2" draw:text-style-name="P30" svg:width="0.1004in" svg:height="0.1004in" svg:x="0.5in" svg:y="0.0602in"><text:p/></draw:circle><draw:line draw:style-name="gr3" draw:text-style-name="P31" svg:x1="0.0496in" svg:y1="0.1098in" svg:x2="0.5496in" svg:y2="0.1098in"><text:p/></draw:line><draw:circle draw:style-name="gr2" draw:text-style-name="P30" svg:width="0.1004in" svg:height="0.1004in" svg:x="1in" svg:y="0.0602in"><text:p/></draw:circle><draw:circle draw:style-name="gr2" draw:text-style-name="P30" svg:width="0.1004in" svg:height="0.1004in" svg:x="1.5in" svg:y="0.0602in"><text:p/></draw:circle><draw:circle draw:style-name="gr2" draw:text-style-name="P30" svg:width="0.1004in" svg:height="0.1004in" svg:x="1.35in" svg:y="0.6602in"><text:p/></draw:circle><draw:line draw:style-name="gr3" draw:text-style-name="P31" svg:x1="0.55in" svg:y1="0.1098in" svg:x2="1.05in" svg:y2="0.1098in"><text:p/></draw:line><draw:line draw:style-name="gr3" draw:text-style-name="P31" svg:x1="1.05in" svg:y1="0.1098in" svg:x2="1.55in" svg:y2="0.1098in"><text:p/></draw:line><draw:line draw:style-name="gr3" draw:text-style-name="P31" svg:x1="1.05in" svg:y1="0.1098in" svg:x2="1.4in" svg:y2="0.7098in"><text:p/></draw:line><draw:circle draw:style-name="gr2" draw:text-style-name="P30" svg:width="0.1004in" svg:height="0.1004in" svg:x="1.85in" svg:y="0.6602in"><text:p/></draw:circle><draw:line draw:style-name="gr3" draw:text-style-name="P31" svg:x1="1.4in" svg:y1="0.7098in" svg:x2="1.9in" svg:y2="0.7098in"><text:p/></draw:line><draw:circle draw:style-name="gr2" draw:text-style-name="P30" svg:width="0.1004in" svg:height="0.1004in" svg:x="2in" svg:y="0.0602in"><text:p/></draw:circle><draw:line draw:style-name="gr3" draw:text-style-name="P31" svg:x1="1.5496in" svg:y1="0.1098in" svg:x2="2.0496in" svg:y2="0.1098in"><text:p/></draw:line><draw:circle draw:style-name="gr2" draw:text-style-name="P30" svg:width="0.1004in" svg:height="0.1004in" svg:x="2.35in" svg:y="0.6602in"><text:p/></draw:circle><draw:line draw:style-name="gr3" draw:text-style-name="P31" svg:x1="1.9in" svg:y1="0.7098in" svg:x2="2.4in" svg:y2="0.7098in"><text:p/></draw:line><draw:line draw:style-name="gr3" draw:text-style-name="P31" svg:x1="2.0496in" svg:y1="0.1098in" svg:x2="2.4in" svg:y2="0.7102in"><text:p/></draw:line><draw:circle draw:style-name="gr2" draw:text-style-name="P30" svg:width="0.1004in" svg:height="0.1004in" svg:x="2.5in" svg:y="0.0602in"><text:p/></draw:circle><draw:line draw:style-name="gr3" draw:text-style-name="P31" svg:x1="2.0496in" svg:y1="0.1098in" svg:x2="2.5496in" svg:y2="0.1098in"><text:p/></draw:line><draw:circle draw:style-name="gr2" draw:text-style-name="P30" svg:width="0.1004in" svg:height="0.1004in" svg:x="2.85in" svg:y="0.6602in"><text:p/></draw:circle><draw:line draw:style-name="gr3" draw:text-style-name="P31" svg:x1="2.3996in" svg:y1="0.7098in" svg:x2="2.8996in" svg:y2="0.7098in"><text:p/></draw:line><draw:circle draw:style-name="gr2" draw:text-style-name="P30" svg:width="0.1004in" svg:height="0.1004in" svg:x="3in" svg:y="0.0602in"><text:p/></draw:circle><draw:line draw:style-name="gr3" draw:text-style-name="P31" svg:x1="2.5496in" svg:y1="0.1098in" svg:x2="3.0496in" svg:y2="0.1098in"><text:p/></draw:line><draw:custom-shape draw:style-name="gr4" draw:text-style-name="P33" svg:width="0.5504in" svg:height="0.2004in" svg:x="3.2in" svg:y="0in"><text:p text:style-name="P32"><text:span text:style-name="T20">master</text:span></text:p><draw:enhanced-geometry svg:viewBox="0 0 21600 21600" draw:type="rectangle" draw:enhanced-path="M 0 0 L 21600 0 21600 21600 0 21600 0 0 Z N"/></draw:custom-shape><draw:custom-shape draw:style-name="gr4" draw:text-style-name="P33" svg:width="0.6004in" svg:height="0.2004in" svg:x="3.05in" svg:y="0.6102in"><text:p text:style-name="P32"><text:span text:style-name="T20">branch1</text:span></text:p><draw:enhanced-geometry svg:viewBox="0 0 21600 21600" draw:type="rectangle" draw:enhanced-path="M 0 0 L 21600 0 21600 21600 0 21600 0 0 Z N"/></draw:custom-shape><draw:line draw:style-name="gr5" draw:text-style-name="P33" svg:x1="0.05in" svg:y1="1.0098in" svg:x2="0.9in" svg:y2="1.0098in"><text:p/></draw:line><draw:frame draw:style-name="gr6" draw:text-style-name="P35" svg:width="0.4614in" svg:height="0.2594in" svg:x="0.139in" svg:y="0.7583in"><draw:text-box><text:p text:style-name="P34"><text:span text:style-name="T20">time</text:span></text:p></draw:text-box></draw:frame><draw:frame draw:style-name="gr7" draw:text-style-name="P35" svg:width="0.5925in" svg:height="0.2594in" svg:x="2.1075in" svg:y="0.7083in"><draw:text-box><text:p text:style-name="P34"><text:span text:style-name="T20">merge</text:span></text:p></draw:text-box></draw:frame></draw:g></text:p>
      <text:p text:style-name="P8"/>
      <text:p text:style-name="P3">In git, a branch is just a label on some commit.</text:p>
      <text:h text:style-name="P12" text:outline-level="2">On Windows</text:h>
      <text:p text:style-name="P6">TortoiseGit lets you do almost everything with the mouse.</text:p>
      <text:p text:style-name="P6">But keep in mind that the command line is available for more complicated operations!</text:p>
      <text:p text:style-name="P6">Some tips:</text:p>
      <text:list xml:id="list155539478343037" text:continue-numbering="true" text:style-name="L1">
        <text:list-item>
          <text:p text:style-name="P15">When installing Git, make all command line tools accessible (you will want them some day).</text:p>
        </text:list-item>
        <text:list-item>
          <text:p text:style-name="P15"><text:span text:style-name="T18">Git Bash</text:span> here</text:p>
        </text:list-item>
        <text:list-item>
          <text:p text:style-name="P15"><text:span text:style-name="T19">U</text:span>se Pageant <text:span text:style-name="T19">to load your keys</text:span></text:p>
        </text:list-item>
        <text:list-item>
          <text:p text:style-name="P15">Find an editor (Visual Studio, Notepad++, Emacs, etc.) that warns you if files have changed while open.</text:p>
        </text:list-item>
      </text:list>
      <text:h text:style-name="P13" text:outline-level="2">A basic workflow</text:h>
      <text:list xml:id="list2469323783" text:style-name="L2">
        <text:list-item>
          <text:p text:style-name="P16">Do some work.</text:p>
        </text:list-item>
        <text:list-item>
          <text:p text:style-name="P16">Check what you did with status and diff commands.</text:p>
        </text:list-item>
        <text:list-item>
          <text:p text:style-name="P18"><text:span text:style-name="T1">Commit </text:span><text:span text:style-name="T5">your changes. <text:s/>(If you do not do this, you could in some rare cases lose your work!)</text:span></text:p>
        </text:list-item>
        <text:list-item>
          <text:p text:style-name="P18"><text:span text:style-name="T1">Pull</text:span><text:span text:style-name="T5"> new changes from your server or collaborators.</text:span></text:p>
        </text:list-item>
        <text:list-item>
          <text:p text:style-name="P18"><text:span text:style-name="T1">Conflicts? <text:s/></text:span><text:span text:style-name="T5">Resolve and commit. <text:s/></text:span><text:span text:style-name="T6">Or, more likely, get help!</text:span></text:p>
        </text:list-item>
        <text:list-item>
          <text:p text:style-name="P18"><text:span text:style-name="T1">Push</text:span><text:span text:style-name="T5"> your commits.</text:span></text:p>
        </text:list-item>
      </text:list>
      <text:p text:style-name="P4"><text:span text:style-name="T5"/></text:p>
      <text:h text:style-name="P14" text:outline-level="2"><text:span text:style-name="T2">Workflow with branches</text:span></text:h>
      <text:list xml:id="list3123528925" text:style-name="L3">
        <text:list-item>
          <text:p text:style-name="P20">Create (checkout) a new branch with the name of the feature you are working on.</text:p>
        </text:list-item>
        <text:list-item>
          <text:p text:style-name="P20">Follow the basic workflow as above.</text:p>
        </text:list-item>
      </text:list>
      <text:list xml:id="list3107420621" text:style-name="L5">
        <text:list-item>
          <text:list>
            <text:list-item>
              <text:p text:style-name="P24"><text:span text:style-name="T13">Do not</text:span><text:span text:style-name="T8"> merge in the master branch unless you have a specific reason.</text:span></text:p>
            </text:list-item>
            <text:list-item>
              <text:p text:style-name="P21"><text:span text:style-name="T7">Conflicts are unlikely since it's only you working on the branch.</text:span></text:p>
            </text:list-item>
            <text:list-item>
              <text:p text:style-name="P21"><text:span text:style-name="T7">You might need to click “Entire project” and “Show all branches” in the TortoiseGit log.</text:span></text:p>
            </text:list-item>
          </text:list>
        </text:list-item>
      </text:list>
      <text:list xml:id="list155539512412850" text:continue-list="list3123528925" text:style-name="L3">
        <text:list-item>
          <text:p text:style-name="P20">Review your changes:</text:p>
        </text:list-item>
      </text:list>
      <text:list xml:id="list3607751110" text:style-name="L6">
        <text:list-item>
          <text:list>
            <text:list-item>
              <text:p text:style-name="P22">From TortoiseGit log: Ctrl+Click and show changes.</text:p>
            </text:list-item>
            <text:list-item>
              <text:p text:style-name="P22">Command line: <text:span text:style-name="T14">gitk &lt;branch&gt; --not origin/master</text:span></text:p>
            </text:list-item>
            <text:list-item>
              <text:p text:style-name="P25"><text:span text:style-name="T15">Make sure you see branch and origin/branch at the same commit in the log.</text:span></text:p>
            </text:list-item>
          </text:list>
        </text:list-item>
      </text:list>
      <text:list xml:id="list155539518185787" text:continue-list="list155539512412850" text:style-name="L3">
        <text:list-item>
          <text:p text:style-name="P20"><text:span text:style-name="T17">Te</text:span>ll people your branch name.</text:p>
        </text:list-item>
        <text:list-item>
          <text:p text:style-name="P20"><text:span text:style-name="T17">They </text:span>make sure they have committed any local changes, then view the log or <text:span text:style-name="T12">checkout</text:span><text:span text:style-name="T7"> your branch.</text:span></text:p>
        </text:list-item>
      </text:list>
      <text:list xml:id="list3000353537" text:style-name="L4">
        <text:list-item>
          <text:list>
            <text:list-item>
              <text:p text:style-name="P23"><text:span text:style-name="T8">Note: making a local branch is unnecessary when reviewing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ource Code Pro" svg:font-family="'Source Code Pr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/>
      <style:text-properties fo:font-size="10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402in" loext:contextual-spacing="false"/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3T22:20:22.79</meta:creation-date>
    <dc:date>2018-06-13T15:55:15.753000000</dc:date>
    <meta:editing-duration>PT10H59M47S</meta:editing-duration>
    <meta:editing-cycles>52</meta:editing-cycles>
    <meta:generator>LibreOffice/5.4.6.2$Windows_X86_64 LibreOffice_project/4014ce260a04f1026ba855d3b8d91541c224eab8</meta:generator>
    <meta:print-date>2018-06-13T15:55:36.118000000</meta:print-date>
    <meta:document-statistic meta:table-count="1" meta:image-count="0" meta:object-count="0" meta:page-count="2" meta:paragraph-count="54" meta:word-count="429" meta:character-count="2478" meta:non-whitespace-character-count="2079"/>
  </office:meta>
</office:document-meta>
</file>